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8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3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3"/>
        <table:table-column table:style-name="co1" table:default-cell-style-name="ce36"/>
        <table:table-column table:style-name="co1" table:default-cell-style-name="ce34"/>
        <table:table-column table:style-name="co1" table:default-cell-style-name="ce33"/>
        <table:table-column table:style-name="co1" table:default-cell-style-name="ce34"/>
        <table:table-column table:style-name="co1" table:default-cell-style-name="ce36"/>
        <table:table-column table:style-name="co1" table:default-cell-style-name="ce39"/>
        <table:table-column table:style-name="co2" table:default-cell-style-name="ce31"/>
        <table:table-column table:style-name="co1" table:default-cell-style-name="ce29"/>
        <table:table-column table:style-name="co1" table:default-cell-style-name="ce34"/>
        <table:table-column table:style-name="co1" table:default-cell-style-name="ce36"/>
        <table:table-column table:style-name="co1" table:default-cell-style-name="ce31"/>
        <table:table-column table:style-name="co1" table:default-cell-style-name="ce36"/>
        <table:table-column table:style-name="co1" table:default-cell-style-name="ce34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ce3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34" office:value-type="string" calcext:value-type="string">
            <text:p>肉</text:p>
          </table:table-cell>
          <table:table-cell table:number-columns-repeated="2"/>
          <table:table-cell table:style-name="ce36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/>
          <table:table-cell table:style-name="Default" table:number-columns-repeated="10"/>
          <table:table-cell table:number-columns-repeated="2"/>
          <table:table-cell table:style-name="ce41"/>
          <table:table-cell/>
        </table:table-row>
        <table:table-row table:style-name="ro1"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38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/>
          <table:table-cell table:style-name="Default" table:number-columns-repeated="10"/>
          <table:table-cell table:number-columns-repeated="3"/>
          <table:table-cell table:style-name="ce41"/>
        </table:table-row>
        <table:table-row table:style-name="ro1">
          <table:table-cell table:style-name="ce30" office:value-type="string" calcext:value-type="string">
            <text:p>乂</text:p>
          </table:table-cell>
          <table:table-cell table:style-name="ce35" office:value-type="string" calcext:value-type="string">
            <text:p>虫</text:p>
          </table:table-cell>
          <table:table-cell table:style-name="ce37" office:value-type="string" calcext:value-type="string">
            <text:p>止</text:p>
          </table:table-cell>
          <table:table-cell table:style-name="ce35" office:value-type="string" calcext:value-type="string">
            <text:p>手</text:p>
          </table:table-cell>
          <table:table-cell table:style-name="ce37"/>
          <table:table-cell table:style-name="ce35"/>
          <table:table-cell table:style-name="ce37" office:value-type="string" calcext:value-type="string">
            <text:p>广</text:p>
          </table:table-cell>
          <table:table-cell table:style-name="ce35" office:value-type="string" calcext:value-type="string">
            <text:p>工</text:p>
          </table:table-cell>
          <table:table-cell table:style-name="ce37" office:value-type="string" calcext:value-type="string">
            <text:p>車</text:p>
          </table:table-cell>
          <table:table-cell table:style-name="ce40" office:value-type="string" calcext:value-type="string">
            <text:p>戈</text:p>
          </table:table-cell>
          <table:table-cell/>
          <table:table-cell table:style-name="Default" table:number-columns-repeated="10"/>
          <table:table-cell/>
          <table:table-cell table:style-name="ce41" table:number-columns-repeated="2"/>
          <table:table-cell/>
        </table:table-row>
        <table:table-row table:style-name="ro1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4"/>
          <table:table-cell table:style-name="ce41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33"/>
          <table:covered-table-cell table:style-name="ce1"/>
          <table:table-cell table:number-columns-repeated="3"/>
          <table:table-cell table:style-name="ce41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38" office:value-type="string" calcext:value-type="string">
            <text:p>人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北</text:p>
          </table:table-cell>
          <table:table-cell table:style-name="ce38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office:value-type="string" calcext:value-type="string">
            <text:p>比</text:p>
          </table:table-cell>
          <table:table-cell/>
          <table:table-cell office:value-type="string" calcext:value-type="string">
            <text:p>雨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冫</text:p>
          </table:table-cell>
          <table:table-cell table:style-name="ce38" office:value-type="string" calcext:value-type="string">
            <text:p>水</text:p>
          </table:table-cell>
          <table:table-cell table:number-columns-repeated="2"/>
          <table:table-cell table:style-name="ce38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table:style-name="ce36" office:value-type="string" calcext:value-type="string">
            <text:p>回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千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屰</text:p>
          </table:table-cell>
          <table:table-cell table:style-name="ce34" office:value-type="string" calcext:value-type="string">
            <text:p>丮</text:p>
          </table:table-cell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2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38" office:value-type="string" calcext:value-type="string">
            <text:p>大</text:p>
          </table:table-cell>
          <table:table-cell office:value-type="string" calcext:value-type="string">
            <text:p>尢</text:p>
          </table:table-cell>
          <table:table-cell office:value-type="string" calcext:value-type="string">
            <text:p>亦</text:p>
          </table:table-cell>
          <table:table-cell table:style-name="ce38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38" office:value-type="string" calcext:value-type="string">
            <text:p>木</text:p>
          </table:table-cell>
          <table:table-cell table:number-columns-repeated="2"/>
          <table:table-cell table:style-name="ce38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table:style-name="ce36" office:value-type="string" calcext:value-type="string">
            <text:p>瓜</text:p>
          </table:table-cell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夫</text:p>
          </table:table-cell>
          <table:table-cell table:style-name="ce37"/>
          <table:table-cell table:style-name="ce35"/>
          <table:table-cell table:style-name="ce37" office:value-type="string" calcext:value-type="string">
            <text:p>旡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38" office:value-type="string" calcext:value-type="string">
            <text:p>口</text:p>
          </table:table-cell>
          <table:table-cell table:number-columns-repeated="2"/>
          <table:table-cell table:style-name="ce38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38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38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table:style-name="ce36" office:value-type="string" calcext:value-type="string">
            <text:p>石</text:p>
          </table:table-cell>
          <table:table-cell table:style-name="ce39"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/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38" office:value-type="string" calcext:value-type="string">
            <text:p>一</text:p>
          </table:table-cell>
          <table:table-cell table:number-columns-repeated="2"/>
          <table:table-cell table:style-name="ce38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38" office:value-type="string" calcext:value-type="string">
            <text:p>金</text:p>
          </table:table-cell>
          <table:table-cell table:number-columns-repeated="2"/>
          <table:table-cell table:style-name="ce38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39" office:value-type="string" calcext:value-type="string">
            <text:p>七</text:p>
          </table:table-cell>
          <table:table-cell table:style-name="ce36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鹿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馬</text:p>
          </table:table-cell>
          <table:table-cell table:style-name="ce38" office:value-type="string" calcext:value-type="string">
            <text:p>牛</text:p>
          </table:table-cell>
          <table:table-cell office:value-type="string" calcext:value-type="string">
            <text:p>豸</text:p>
          </table:table-cell>
          <table:table-cell/>
          <table:table-cell table:style-name="ce38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39" office:value-type="string" calcext:value-type="string">
            <text:p>犬</text:p>
          </table:table-cell>
          <table:table-cell table:style-name="ce36" office:value-type="string" calcext:value-type="string">
            <text:p>虎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38" office:value-type="string" calcext:value-type="string">
            <text:p>火</text:p>
          </table:table-cell>
          <table:table-cell table:number-columns-repeated="2"/>
          <table:table-cell table:style-name="ce38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38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38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39" office:value-type="string" calcext:value-type="string">
            <text:p>自</text:p>
          </table:table-cell>
          <table:table-cell table:style-name="ce36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38" office:value-type="string" calcext:value-type="string">
            <text:p>糸</text:p>
          </table:table-cell>
          <table:table-cell table:number-columns-repeated="2"/>
          <table:table-cell table:style-name="ce38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39" office:value-type="string" calcext:value-type="string">
            <text:p>巾</text:p>
          </table:table-cell>
          <table:table-cell table:style-name="ce36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冄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38" office:value-type="string" calcext:value-type="string">
            <text:p>子</text:p>
          </table:table-cell>
          <table:table-cell table:number-columns-repeated="2"/>
          <table:table-cell table:style-name="ce38" office:value-type="string" calcext:value-type="string">
            <text:p>勹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黃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38" office:value-type="string" calcext:value-type="string">
            <text:p>艸</text:p>
          </table:table-cell>
          <table:table-cell table:number-columns-repeated="2"/>
          <table:table-cell table:style-name="ce38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table:style-name="ce36" office:value-type="string" calcext:value-type="string">
            <text:p>丰</text:p>
          </table:table-cell>
          <table:table-cell table:style-name="ce39"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 office:value-type="string" calcext:value-type="string">
            <text:p>畐</text:p>
          </table:table-cell>
          <table:table-cell office:value-type="string" calcext:value-type="string">
            <text:p>鬲</text:p>
          </table:table-cell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釆</text:p>
          </table:table-cell>
          <table:table-cell table:style-name="ce38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38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39" office:value-type="string" calcext:value-type="string">
            <text:p>西</text:p>
          </table:table-cell>
          <table:table-cell table:style-name="ce36" office:value-type="string" calcext:value-type="string">
            <text:p>羽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38" office:value-type="string" calcext:value-type="string">
            <text:p>邑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38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39" office:value-type="string" calcext:value-type="string">
            <text:p>申</text:p>
          </table:table-cell>
          <table:table-cell table:style-name="ce36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非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氏</text:p>
          </table:table-cell>
          <table:table-cell table:style-name="ce37"/>
          <table:table-cell table:style-name="ce35"/>
          <table:table-cell table:style-name="ce37" office:value-type="string" calcext:value-type="string">
            <text:p>疒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乙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 office:value-type="string" calcext:value-type="string">
            <text:p>瓦</text:p>
          </table:table-cell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/>
          <table:table-cell table:style-name="ce41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38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 office:value-type="string" calcext:value-type="string">
            <text:p>乙</text:p>
          </table:table-cell>
          <table:table-cell table:style-name="ce38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39" office:value-type="string" calcext:value-type="string">
            <text:p>匚</text:p>
          </table:table-cell>
          <table:table-cell table:style-name="ce36" office:value-type="string" calcext:value-type="string">
            <text:p>丩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38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38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39" office:value-type="string" calcext:value-type="string">
            <text:p>酉</text:p>
          </table:table-cell>
          <table:table-cell table:style-name="ce36" office:value-type="string" calcext:value-type="string">
            <text:p>豆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冊</text:p>
          </table:table-cell>
          <table:table-cell table:style-name="ce37"/>
          <table:table-cell table:style-name="ce35"/>
          <table:table-cell table:style-name="ce37" office:value-type="string" calcext:value-type="string">
            <text:p>曲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扌</text:p>
          </table:table-cell>
          <table:table-cell table:style-name="ce38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38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攴</text:p>
          </table:table-cell>
          <table:table-cell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38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38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39" office:value-type="string" calcext:value-type="string">
            <text:p>京</text:p>
          </table:table-cell>
          <table:table-cell table:style-name="ce36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office:value-type="string" calcext:value-type="string">
            <text:p>彐</text:p>
          </table:table-cell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囪</text:p>
          </table:table-cell>
          <table:table-cell table:style-name="ce37"/>
          <table:table-cell table:style-name="ce35"/>
          <table:table-cell table:style-name="ce37" office:value-type="string" calcext:value-type="string">
            <text:p>井</text:p>
          </table:table-cell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 office:value-type="string" calcext:value-type="string">
            <text:p>父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38" office:value-type="string" calcext:value-type="string">
            <text:p>止</text:p>
          </table:table-cell>
          <table:table-cell table:number-columns-repeated="2"/>
          <table:table-cell table:style-name="ce38" office:value-type="string" calcext:value-type="string">
            <text:p>辵</text:p>
          </table:table-cell>
          <table:table-cell office:value-type="string" calcext:value-type="string">
            <text:p>走</text:p>
          </table:table-cell>
          <table:table-cell table:style-name="ce39" office:value-type="string" calcext:value-type="string">
            <text:p>足</text:p>
          </table:table-cell>
          <table:table-cell table:style-name="ce36" office:value-type="string" calcext:value-type="string">
            <text:p>癶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38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38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39" office:value-type="string" calcext:value-type="string">
            <text:p>斤</text:p>
          </table:table-cell>
          <table:table-cell table:style-name="ce36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 office:value-type="string" calcext:value-type="string">
            <text:p>革</text:p>
          </table:table-cell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 table:number-columns-repeated="7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38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38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39" office:value-type="string" calcext:value-type="string">
            <text:p>辰</text:p>
          </table:table-cell>
          <table:table-cell table:style-name="ce36" office:value-type="string" calcext:value-type="string">
            <text:p>龍</text:p>
          </table:table-cell>
          <table:table-cell/>
          <table:table-cell office:value-type="string" calcext:value-type="string">
            <text:p>廴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38" office:value-type="string" calcext:value-type="string">
            <text:p>行</text:p>
          </table:table-cell>
          <table:table-cell table:number-columns-repeated="2"/>
          <table:table-cell table:style-name="ce38" office:value-type="string" calcext:value-type="string">
            <text:p>車</text:p>
          </table:table-cell>
          <table:table-cell office:value-type="string" calcext:value-type="string">
            <text:p>舟</text:p>
          </table:table-cell>
          <table:table-cell table:style-name="ce39" office:value-type="string" calcext:value-type="string">
            <text:p>几</text:p>
          </table:table-cell>
          <table:table-cell table:style-name="ce36" office:value-type="string" calcext:value-type="string">
            <text:p>爿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covered-table-cell table:number-columns-repeated="2" table:style-name="ce33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33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4"/>
          <table:table-cell table:number-columns-repeated="2"/>
          <table:table-cell table:style-name="ce36"/>
          <table:table-cell/>
          <table:table-cell office:value-type="string" calcext:value-type="string">
            <text:p>爻</text:p>
          </table:table-cell>
          <table:table-cell table:number-columns-repeated="5"/>
          <table:table-cell table:style-name="ce34"/>
          <table:table-cell table:number-columns-repeated="2"/>
          <table:table-cell table:style-name="ce36"/>
          <table:table-cell/>
          <table:table-cell table:style-name="ce36"/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38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38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戌</text:p>
          </table:table-cell>
          <table:table-cell table:style-name="ce38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38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39" office:value-type="string" calcext:value-type="string">
            <text:p>矢</text:p>
          </table:table-cell>
          <table:table-cell table:style-name="ce36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/>
          <table:table-cell table:style-name="ce30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40"/>
          <table:table-cell table:number-columns-repeated="4"/>
        </table:table-row>
        <table:table-row table:style-name="ro2">
          <table:table-cell table:style-name="ce31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  <table:table-row table:style-name="ro2">
          <table:table-cell table:style-name="Default" table:number-columns-repeated="10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1" svg:font-family="'Noto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 style:data-style-name="N2" text:time-value="19:58:28.031679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0:21:43.596371723</meta:creation-date>
    <dc:date>2026-02-28T20:03:48.028314715</dc:date>
    <meta:editing-duration>PT12H20M12S</meta:editing-duration>
    <meta:editing-cycles>286</meta:editing-cycles>
    <meta:generator>LibreOffice/26.2.1.2$Linux_X86_64 LibreOffice_project/620$Build-2</meta:generator>
    <meta:document-statistic meta:table-count="1" meta:cell-count="297" meta:object-count="0"/>
  </office:meta>
</office:document-meta>
</file>